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65.24pt"/>
    </style:style>
    <style:style style:name="co2" style:family="table-column">
      <style:table-column-properties fo:break-before="auto" style:column-width="134.7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Dataset search : </text:p>
          </table:table-cell>
          <table:table-cell office:value-type="string" calcext:value-type="string">
            <text:p>https://toolbox.google.com/datasetsearch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OD matrices (maps) – Uber [crawlable ?]</text:p>
          </table:table-cell>
          <table:table-cell office:value-type="string" calcext:value-type="string">
            <text:p>https://movement.uber.com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ata scientific corpuses :</text:p>
          </table:table-cell>
          <table:table-cell office:value-type="string" calcext:value-type="string">
            <text:p>http://gen.lib.rus.ec/scimag/repository_torrent/</text:p>
          </table:table-cell>
        </table:table-row>
        <table:table-row table:style-name="ro1">
          <table:table-cell/>
          <table:table-cell office:value-type="string" calcext:value-type="string">
            <text:p>https://core.ac.uk/services#dump-structure</text:p>
          </table:table-cell>
        </table:table-row>
        <table:table-row table:style-name="ro1">
          <table:table-cell/>
          <table:table-cell office:value-type="string" calcext:value-type="string">
            <text:p>https://www.reddit.com/r/DataHoarder/comments/9ifnda/600_gb_corpus_of_all_paywalled_scholarly_sources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cademic graph (microsoft)</text:p>
          </table:table-cell>
          <table:table-cell office:value-type="string" calcext:value-type="string">
            <text:p>https://www.microsoft.com/en-us/research/project/microsoft-academic-graph/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light live data</text:p>
          </table:table-cell>
          <table:table-cell office:value-type="string" calcext:value-type="string">
            <text:p>https://fr.flightaware.com/live/flight/ACA875/history/20190306/0915Z/EDDF/CYUL/tracklog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s arxiv labelling</text:p>
          </table:table-cell>
          <table:table-cell office:value-type="string" calcext:value-type="string">
            <text:p>http://140.112.31.185:8800/abstract/?id=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5">00/00/0000</text:date>, <text:time style:data-style-name="N2" text:time-value="09:48:18.41782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7T10:47:45.706705000</meta:creation-date>
    <dc:date>2019-03-25T09:49:26.197632000</dc:date>
    <meta:editing-duration>PT3M57S</meta:editing-duration>
    <meta:editing-cycles>6</meta:editing-cycles>
    <meta:generator>LibreOffice/5.4.6.2$MacOSX_X86_64 LibreOffice_project/4014ce260a04f1026ba855d3b8d91541c224eab8</meta:generator>
    <meta:document-statistic meta:table-count="1" meta:cell-count="14" meta:object-count="0"/>
  </office:meta>
</office:document-meta>
</file>